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449in" svg:height="4.2457in" svg:x="1.8319in" svg:y="0.0524in">
            <draw:object draw:notify-on-update-of-ranges="Sheet1.A1:Sheet1.A14 Sheet1.B1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3-03-10T02:11:49.070262720</dc:date>
    <meta:editing-duration>PT27M2S</meta:editing-duration>
    <meta:editing-cycles>12</meta:editing-cycles>
    <meta:generator>LibreOffice/7.5.1.2$Linux_X86_64 LibreOffice_project/50$Build-2</meta:generator>
    <meta:document-statistic meta:table-count="1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181cm" svg:height="10.785cm" xlink:href=".." xlink:type="simple" chart:class="chart:line" chart:style-name="ch1">
        <chart:plot-area chart:style-name="ch2" table:cell-range-address="Sheet1.A1:Sheet1.B14" chart:data-source-has-labels="column" svg:x="0.403cm" svg:y="0.215cm" svg:width="19.375cm" svg:height="10.355cm">
          <chart:coordinate-region svg:x="1.21cm" svg:y="0.414cm" svg:width="17.958cm" svg:height="9.509cm"/>
          <chart:axis chart:dimension="x" chart:name="primary-x" chart:style-name="ch3" chartooo:axis-type="auto">
            <chartooo:date-scale/>
            <chart:categories table:cell-range-address="Sheet1.A1:Sheet1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4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4</svg:desc>
                </draw:g>
              </table:table-cell>
              <table:table-cell office:value-type="float" office:value="80">
                <text:p>80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3-03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